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lume License Annual Pricing</text:p>
      <text:p text:style-name="Standard"><text:line-break/>1-10<text:tab/>10% off list</text:p>
      <text:p text:style-name="Standard">11-50<text:tab/>20% off list</text:p>
      <text:p text:style-name="Standard">51-100<text:tab/>30% off list</text:p>
      <text:p text:style-name="Standard">100+ or rebranding contact u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es Havranek</meta:initial-creator>
    <meta:creation-date>2022-08-23T09:55:17.99</meta:creation-date>
    <dc:date>2022-08-23T10:03:54.61</dc:date>
    <dc:creator>Charles Havranek</dc:creator>
    <meta:editing-duration>PT8M38S</meta:editing-duration>
    <meta:editing-cycles>2</meta:editing-cycles>
    <meta:generator>OpenOffice/4.1.12$Win32 OpenOffice.org_project/4112m1$Build-9809</meta:generator>
    <meta:document-statistic meta:table-count="0" meta:image-count="0" meta:object-count="0" meta:page-count="1" meta:paragraph-count="5" meta:word-count="21" meta:character-count="113"/>
  </office:meta>
</office:document-meta>
</file>